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c75ecf"/>
    </style:style>
    <style:style style:name="P81" style:family="paragraph" style:parent-style-name="Standard">
      <style:text-properties officeooo:paragraph-rsid="0dc8ca39"/>
    </style:style>
    <style:style style:name="P82" style:family="paragraph" style:parent-style-name="Standard">
      <style:text-properties officeooo:paragraph-rsid="0dd0bb8b"/>
    </style:style>
    <style:style style:name="P83" style:family="paragraph" style:parent-style-name="Standard">
      <style:text-properties officeooo:paragraph-rsid="0dd4d16d"/>
    </style:style>
    <style:style style:name="P84" style:family="paragraph" style:parent-style-name="Standard">
      <style:text-properties officeooo:paragraph-rsid="0dd5732a"/>
    </style:style>
    <style:style style:name="P85" style:family="paragraph" style:parent-style-name="Standard">
      <style:text-properties officeooo:paragraph-rsid="0dd640cb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rsid="043ccc66" officeooo:paragraph-rsid="0c397b0b"/>
    </style:style>
    <style:style style:name="P88" style:family="paragraph" style:parent-style-name="Footnote">
      <style:text-properties officeooo:paragraph-rsid="0cfb8404"/>
    </style:style>
    <style:style style:name="P89" style:family="paragraph" style:parent-style-name="Footnote">
      <style:text-properties officeooo:paragraph-rsid="0d04dbb4"/>
    </style:style>
    <style:style style:name="P90" style:family="paragraph" style:parent-style-name="Footnote">
      <style:text-properties officeooo:paragraph-rsid="0d4c0055"/>
    </style:style>
    <style:style style:name="P91" style:family="paragraph" style:parent-style-name="Footnote">
      <style:text-properties officeooo:paragraph-rsid="0d5dc5cc"/>
    </style:style>
    <style:style style:name="P92" style:family="paragraph" style:parent-style-name="Footnote">
      <style:text-properties officeooo:paragraph-rsid="0d80b951"/>
    </style:style>
    <style:style style:name="P93" style:family="paragraph" style:parent-style-name="Footnote">
      <style:text-properties officeooo:paragraph-rsid="0d88b8d0"/>
    </style:style>
    <style:style style:name="P94" style:family="paragraph" style:parent-style-name="Footnote">
      <style:text-properties officeooo:paragraph-rsid="0db416b4"/>
    </style:style>
    <style:style style:name="P95" style:family="paragraph" style:parent-style-name="Footnote">
      <style:text-properties officeooo:paragraph-rsid="0ddf6a1c"/>
    </style:style>
    <style:style style:name="P96" style:family="paragraph" style:parent-style-name="Footnote">
      <style:text-properties officeooo:paragraph-rsid="0de0306c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de5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de597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114e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de597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6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3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3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2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5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7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68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69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70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71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72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73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74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75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6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77" style:family="text">
      <style:text-properties fo:color="#000000" style:font-name="Ubuntu3" fo:font-size="12pt" style:font-size-asian="12pt" style:font-size-complex="12pt"/>
    </style:style>
    <style:style style:name="T378" style:family="text">
      <style:text-properties fo:color="#000000" style:font-name="Ubuntu3" fo:font-size="12pt" officeooo:rsid="004804ae" style:font-size-asian="12pt" style:font-size-complex="12pt"/>
    </style:style>
    <style:style style:name="T379" style:family="text">
      <style:text-properties fo:color="#000000" style:font-name="Ubuntu3" fo:font-size="12pt" officeooo:rsid="0d21a97c" style:font-size-asian="12pt" style:font-size-complex="12pt"/>
    </style:style>
    <style:style style:name="T380" style:family="text">
      <style:text-properties fo:color="#000000" style:font-name="Ubuntu3" fo:font-size="12pt" officeooo:rsid="0d2ecc1a" style:font-size-asian="12pt" style:font-size-complex="12pt"/>
    </style:style>
    <style:style style:name="T381" style:family="text">
      <style:text-properties fo:color="#000000" style:text-underline-style="none" officeooo:rsid="0bd0b23f" style:font-size-asian="12pt" style:font-size-complex="12pt"/>
    </style:style>
    <style:style style:name="T38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4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4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5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07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8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0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style:use-window-font-color="true"/>
    </style:style>
    <style:style style:name="T41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9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4" style:family="text">
      <style:text-properties style:use-window-font-color="true" officeooo:rsid="047da547"/>
    </style:style>
    <style:style style:name="T445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font-size="12pt" style:font-size-asian="12pt" style:font-size-complex="12pt"/>
    </style:style>
    <style:style style:name="T447" style:family="text">
      <style:text-properties fo:font-size="12pt" officeooo:rsid="02eddb5a" style:font-size-asian="12pt" style:font-size-complex="12pt"/>
    </style:style>
    <style:style style:name="T448" style:family="text">
      <style:text-properties fo:font-size="12pt" officeooo:rsid="064c9632" style:font-size-asian="12pt" style:font-size-complex="12pt"/>
    </style:style>
    <style:style style:name="T449" style:family="text">
      <style:text-properties officeooo:rsid="047fb57c"/>
    </style:style>
    <style:style style:name="T450" style:family="text">
      <style:text-properties officeooo:rsid="047da547"/>
    </style:style>
    <style:style style:name="T451" style:family="text">
      <style:text-properties officeooo:rsid="01657261" style:font-size-asian="12pt" style:font-size-complex="12pt"/>
    </style:style>
    <style:style style:name="T452" style:family="text">
      <style:text-properties officeooo:rsid="04473353"/>
    </style:style>
    <style:style style:name="T453" style:family="text">
      <style:text-properties fo:font-weight="normal" style:font-weight-asian="normal" style:font-weight-complex="normal"/>
    </style:style>
    <style:style style:name="T454" style:family="text">
      <style:text-properties fo:font-weight="normal" officeooo:rsid="0d53468e" style:font-weight-asian="normal" style:font-weight-complex="normal"/>
    </style:style>
    <style:style style:name="T455" style:family="text">
      <style:text-properties fo:font-weight="normal" officeooo:rsid="0d5e9ec2" style:font-weight-asian="normal" style:font-weight-complex="normal"/>
    </style:style>
    <style:style style:name="T456" style:family="text">
      <style:text-properties fo:font-weight="normal" officeooo:rsid="0d516aa8" style:font-weight-asian="normal" style:font-weight-complex="normal"/>
    </style:style>
    <style:style style:name="T457" style:family="text">
      <style:text-properties fo:font-weight="normal" officeooo:rsid="0d6a0c36" style:font-weight-asian="normal" style:font-weight-complex="normal"/>
    </style:style>
    <style:style style:name="T458" style:family="text">
      <style:text-properties officeooo:rsid="06049971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officeooo:rsid="06049971" style:font-weight-asian="bold" style:font-weight-complex="bold"/>
    </style:style>
    <style:style style:name="T461" style:family="text">
      <style:text-properties officeooo:rsid="0594b105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officeooo:rsid="0aace3cd"/>
    </style:style>
    <style:style style:name="T46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5" style:family="text">
      <style:text-properties fo:font-size="10pt" officeooo:rsid="06049971" style:font-size-asian="10pt" style:font-size-complex="10pt"/>
    </style:style>
    <style:style style:name="T466" style:family="text">
      <style:text-properties fo:font-size="10pt" officeooo:rsid="0d7d740a" style:font-size-asian="10pt" style:font-size-complex="10pt"/>
    </style:style>
    <style:style style:name="T467" style:family="text">
      <style:text-properties fo:font-size="10pt" officeooo:rsid="0dd66268" style:font-size-asian="10pt" style:font-style-asian="italic" style:font-size-complex="10pt" style:font-style-complex="italic"/>
    </style:style>
    <style:style style:name="T468" style:family="text">
      <style:text-properties fo:font-size="10pt" officeooo:rsid="06049971" style:font-size-asian="10pt" style:font-style-asian="italic" style:font-size-complex="10pt" style:font-style-complex="italic"/>
    </style:style>
    <style:style style:name="T469" style:family="text">
      <style:text-properties officeooo:rsid="0394a435"/>
    </style:style>
    <style:style style:name="T470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1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5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76" style:family="text">
      <style:text-properties officeooo:rsid="0b668458"/>
    </style:style>
    <style:style style:name="T477" style:family="text">
      <style:text-properties officeooo:rsid="0c125172"/>
    </style:style>
    <style:style style:name="T478" style:family="text">
      <style:text-properties officeooo:rsid="0d2d19da"/>
    </style:style>
    <style:style style:name="T479" style:family="text">
      <style:text-properties officeooo:rsid="0d3bc5c4"/>
    </style:style>
    <style:style style:name="T480" style:family="text">
      <style:text-properties officeooo:rsid="0d3fc4ec"/>
    </style:style>
    <style:style style:name="T481" style:family="text">
      <style:text-properties officeooo:rsid="0d4b2054"/>
    </style:style>
    <style:style style:name="T482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3" style:family="text">
      <style:text-properties officeooo:rsid="0d781c5d"/>
    </style:style>
    <style:style style:name="T484" style:family="text">
      <style:text-properties officeooo:rsid="0d7d740a"/>
    </style:style>
    <style:style style:name="T485" style:family="text">
      <style:text-properties officeooo:rsid="0d87d73f"/>
    </style:style>
    <style:style style:name="T486" style:family="text">
      <style:text-properties officeooo:rsid="0d88b8d0"/>
    </style:style>
    <style:style style:name="T487" style:family="text">
      <style:text-properties fo:font-style="normal" style:font-style-asian="normal" style:font-style-complex="normal"/>
    </style:style>
    <style:style style:name="T488" style:family="text">
      <style:text-properties officeooo:rsid="0db2fd57"/>
    </style:style>
    <style:style style:name="T489" style:family="text">
      <style:text-properties officeooo:rsid="0db4d737"/>
    </style:style>
    <style:style style:name="T490" style:family="text">
      <style:text-properties officeooo:rsid="0db5d4ba"/>
    </style:style>
    <style:style style:name="T491" style:family="text">
      <style:text-properties officeooo:rsid="0db5fe7f"/>
    </style:style>
    <style:style style:name="T492" style:family="text">
      <style:text-properties officeooo:rsid="0d1ec96e"/>
    </style:style>
    <style:style style:name="T493" style:family="text">
      <style:text-properties officeooo:rsid="0d4a40eb"/>
    </style:style>
    <style:style style:name="T494" style:family="text">
      <style:text-properties officeooo:rsid="0d53468e"/>
    </style:style>
    <style:style style:name="T49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6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497" style:family="text">
      <style:text-properties officeooo:rsid="0ddeb61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44">C</text:span></text:span><text:span text:style-name="Strong_20_Emphasis"><text:span text:style-name="T339">hecklist voor </text:span></text:span><text:span text:style-name="Strong_20_Emphasis"><text:span text:style-name="T348">de installatie</text:span></text:span><text:span text:style-name="Strong_20_Emphasis"><text:span text:style-name="T339"> van </text:span></text:span><text:reference-mark-start text:name="Distributie"/><text:span text:style-name="Strong_20_Emphasis"><text:span text:style-name="T349">Debian</text:span></text:span><text:reference-mark-end text:name="Distributie"/><text:span text:style-name="Strong_20_Emphasis"><text:span text:style-name="T342"> </text:span></text:span><text:reference-mark-start text:name="Versie"/><text:span text:style-name="Strong_20_Emphasis"><text:span text:style-name="T349">1</text:span></text:span><text:span text:style-name="Strong_20_Emphasis"><text:span text:style-name="T347">0</text:span></text:span><text:reference-mark-end text:name="Versie"/><text:span text:style-name="Strong_20_Emphasis"><text:span text:style-name="T350"> LTS</text:span></text:span><text:span text:style-name="Strong_20_Emphasis"><text:span text:style-name="T340"><text:note text:id="ftn1" text:note-class="footnote"><text:note-citation>1</text:note-citation><text:note-body><text:p text:style-name="P89"><text:span text:style-name="T469">Deze versie heeft codenaam </text:span><text:span text:style-name="T387">B</text:span><text:span text:style-name="T476">uster </text:span><text:span text:style-name="T477">(buster)</text:span><text:span text:style-name="T476"> </text:span><text:span text:style-name="T388">en is een zogenaamde LTS-versie (Long-Term Support, langetermijnondersteuning). <text:s/></text:span><text:span text:style-name="T389">Deze</text:span><text:span text:style-name="T388"> LTS-versie versch</text:span><text:span text:style-name="T389">een </text:span><text:span text:style-name="T396">in </text:span><text:span text:style-name="T389">juli</text:span><text:span text:style-name="T388"> 20</text:span><text:span text:style-name="T389">19</text:span><text:span text:style-name="T388"> en wordt vanaf vrijgave </text:span><text:span text:style-name="T396">vijf</text:span><text:span text:style-name="T388"> jaar ondersteund</text:span><text:span text:style-name="T390"> </text:span><text:span text:style-name="T388">(</text:span><text:span text:style-name="T391">updates </text:span><text:span text:style-name="T388">tot </text:span><text:span text:style-name="T389">juli </text:span><text:span text:style-name="T388">202</text:span><text:span text:style-name="T389">4</text:span><text:span text:style-name="T390">)</text:span><text:span text:style-name="T392">.</text:span></text:p></text:note-body></text:note></text:span></text:span><text:span text:style-name="Strong_20_Emphasis"><text:span text:style-name="T340"> </text:span></text:span><text:reference-mark-start text:name="Editie"/><text:span text:style-name="Strong_20_Emphasis"><text:span text:style-name="T341">desktop</text:span></text:span><text:reference-mark-end text:name="Editie"/><text:span text:style-name="Strong_20_Emphasis"><text:span text:style-name="T343">.</text:span></text:span></text:p>
      <text:p text:style-name="P13"/>
      <text:p text:style-name="P32"><text:span text:style-name="T20">Kijk op</text:span><text:span text:style-name="T33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9"> </text:span><text:span text:style-name="T413">voor</text:span><text:span text:style-name="T414"> </text:span><text:span text:style-name="T415">deze en andere </text:span><text:span text:style-name="T21">checklists, scripts, en overige bestanden.</text:span></text:p>
      <text:p text:style-name="P25"/>
      <text:p text:style-name="P56"><text:span text:style-name="T213">D</text:span><text:span text:style-name="T212">it is een invulbare PD</text:span><text:span text:style-name="T214">F</text:span><text:span text:style-name="T212"> met tekst- en keuzevakken; </text:span><text:span text:style-name="T215">a</text:span><text:span text:style-name="T212">fdrukken is niet noodzakelijk.</text:span></text:p>
      <text:p text:style-name="P14"/>
      <text:p text:style-name="P14"/>
      <text:p text:style-name="P14">V<text:span text:style-name="T449">ul de waarden in het tekstvak achter de </text:span><text:span text:style-name="Definition"><text:span text:style-name="T450">schuingedrukte</text:span></text:span> <text:span text:style-name="T450">woorden </text:span><text:span text:style-name="T444">(zie toelichting)</text:span><text:span text:style-name="T450">:</text:span></text:p>
      <text:p text:style-name="P4"><text:span text:style-name="Definition"><text:span text:style-name="T420">g</text:span></text:span><text:span text:style-name="Definition"><text:span text:style-name="T419">ebruiker</text:span></text:span><text:span text:style-name="Definition"><text:span text:style-name="T421"><text:tab/><text:tab/></text:span></text:span><text:span text:style-name="Definition"><text:span text:style-name="T412"> <text:tab/><text:tab/></text:span></text:span><text:span text:style-name="T422"><draw:control text:anchor-type="as-char" svg:y="-0.429cm" draw:z-index="35" draw:name="Gebruiker" draw:style-name="gr2" draw:text-style-name="P104" svg:width="6.061cm" svg:height="0.6cm" draw:control="control36"><svg:title>Gebruiker</svg:title><svg:desc>Volledige naam, bijv. Jan Stek</svg:desc></draw:control></text:span><text:span text:style-name="T422"><text:tab/></text:span><text:span text:style-name="T423">(</text:span><text:span text:style-name="T441">volledige naam, bijv. </text:span><text:span text:style-name="T443">Karel Kamer</text:span><text:span text:style-name="T442">)</text:span></text:p>
      <text:p text:style-name="Standard"><text:span text:style-name="Definition"><text:span text:style-name="T420">g</text:span></text:span><text:span text:style-name="Definition"><text:span text:style-name="T419">ebruikersnaam<text:tab/><text:tab/></text:span></text:span><text:span text:style-name="Definition"><text:span text:style-name="T419"><draw:control text:anchor-type="as-char" svg:y="-0.429cm" draw:z-index="36" draw:name="Gberuikersnaam" draw:style-name="gr2" draw:text-style-name="P104" svg:width="6.061cm" svg:height="0.6cm" draw:control="control37"><svg:title>Gebruikersnaam</svg:title><svg:desc>Korte naam, bijv. jan</svg:desc></draw:control></text:span></text:span><text:span text:style-name="Definition"><text:span text:style-name="T419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5">c</text:span></text:span><text:span text:style-name="Definition"><text:span text:style-name="T434">omputernaam<text:tab/><text:tab/></text:span></text:span><text:span text:style-name="Definition"><text:span text:style-name="T422"><draw:control text:anchor-type="as-char" svg:y="-0.429cm" draw:z-index="37" draw:name="Computernaam" draw:style-name="gr2" draw:text-style-name="P104" svg:width="6.061cm" svg:height="0.6cm" draw:control="control38"><svg:title>Computernaam</svg:title><svg:desc>Unieke naam van de computer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unieke naam van de compute</text:span></text:span><text:span text:style-name="Definition"><text:span text:style-name="T425">r</text:span></text:span><text:span text:style-name="Definition"><text:span text:style-name="T426">)</text:span></text:span></text:p>
      <text:p text:style-name="P3"><text:span text:style-name="Definition"><text:span text:style-name="T420">o</text:span></text:span><text:span text:style-name="Definition"><text:span text:style-name="T419">pstartmenu</text:span></text:span><text:span text:style-name="Definition"><text:span text:style-name="T422"><text:tab/><text:tab/><text:tab/></text:span></text:span><text:span text:style-name="Definition"><text:span text:style-name="T422"><draw:control text:anchor-type="as-char" svg:y="-0.429cm" draw:z-index="38" draw:name="Opstartmenu" draw:style-name="gr2" draw:text-style-name="P104" svg:width="6.061cm" svg:height="0.6cm" draw:control="control39"><svg:title>Opstartmenu</svg:title><svg:desc>Toets voor het opstartmenu ("bootmenu")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to</text:span></text:span><text:span text:style-name="Definition"><text:span text:style-name="T431">ets voor het opstartmedium</text:span></text:span><text:span text:style-name="Definition"><text:span text:style-name="T432">)</text:span></text:span></text:p>
      <text:p text:style-name="P3"><text:span text:style-name="Definition"><text:span text:style-name="T436">i</text:span></text:span><text:span text:style-name="Definition"><text:span text:style-name="T437">nstellingen</text:span></text:span><text:span text:style-name="T426"><text:tab/> <text:tab/><text:tab/></text:span><text:span text:style-name="T426"><draw:control text:anchor-type="as-char" svg:y="-0.429cm" draw:z-index="34" draw:name="Instellingen" draw:style-name="gr2" draw:text-style-name="P104" svg:width="6.061cm" svg:height="0.6cm" draw:control="control35"><svg:title>Instellingen</svg:title><svg:desc>Toets voor het BIOS/UEFI-scherm ("setup")</svg:desc></draw:control></text:span><text:span text:style-name="T426"><text:tab/>(</text:span><text:span text:style-name="T424">toets voor het BIOS/UEFI-scherm</text:span><text:span text:style-name="T426">)</text:span></text:p>
      <text:p text:style-name="P6"><text:span text:style-name="Definition"><text:span text:style-name="T416">2</text:span></text:span><text:span text:style-name="Definition"><text:span text:style-name="T418">e </text:span></text:span><text:span text:style-name="Definition"><text:span text:style-name="T438">gebr</text:span></text:span><text:span text:style-name="Definition"><text:span text:style-name="T416">uiker </text:span></text:span><text:span text:style-name="Definition"><text:span text:style-name="T417">(evt.)</text:span></text:span><text:span text:style-name="T426"><text:tab/></text:span><text:span text:style-name="T426"><draw:control text:anchor-type="as-char" svg:y="-0.429cm" draw:z-index="40" draw:name="Instellingen_0" draw:style-name="gr2" draw:text-style-name="P104" svg:width="6.061cm" svg:height="0.6cm" draw:control="control41"><svg:title>Instellingen</svg:title><svg:desc>Toets voor het BIOS/UEFI-scherm ("setup")</svg:desc></draw:control></text:span><text:span text:style-name="T426"><text:tab/>(volledige naam </text:span><text:span text:style-name="T429">evt. </text:span><text:span text:style-name="T433">2</text:span><text:span text:style-name="T445">e</text:span><text:span text:style-name="T433"> </text:span><text:span text:style-name="T426">gebruiker)</text:span></text:p>
      <text:p text:style-name="P6"><text:span text:style-name="Definition"><text:span text:style-name="T416">2</text:span></text:span><text:span text:style-name="Definition"><text:span text:style-name="T418">e</text:span></text:span><text:span text:style-name="Definition"><text:span text:style-name="T416"> </text:span></text:span><text:span text:style-name="Definition"><text:span text:style-name="T439">g</text:span></text:span><text:span text:style-name="Definition"><text:span text:style-name="T440">ebruikersnaam</text:span></text:span><text:span text:style-name="T426"><text:tab/></text:span><text:span text:style-name="T426"><draw:control text:anchor-type="as-char" svg:y="-0.429cm" draw:z-index="39" draw:name="Instellingen_1" draw:style-name="gr2" draw:text-style-name="P104" svg:width="6.061cm" svg:height="0.6cm" draw:control="control40"><svg:title>Instellingen</svg:title><svg:desc>Toets voor het BIOS/UEFI-scherm ("setup")</svg:desc></draw:control></text:span><text:span text:style-name="T426"><text:tab/>(</text:span><text:span text:style-name="T424">korte naam </text:span><text:span text:style-name="T429">ev</text:span><text:span text:style-name="T430">entuele</text:span><text:span text:style-name="T429"> </text:span><text:span text:style-name="T433">2</text:span><text:span text:style-name="T445">e</text:span><text:span text:style-name="T433"> </text:span><text:span text:style-name="T427">gebr</text:span><text:span text:style-name="T428">uiker</text:span><text:span text:style-name="T426">)</text:span></text:p>
      <text:p text:style-name="P5"><text:span text:style-name="T358">Vervang </text:span><text:span text:style-name="Definition"><text:span text:style-name="T17">schuingedrukte</text:span></text:span><text:span text:style-name="T358"> </text:span><text:span text:style-name="T359">woorden </text:span><text:span text:style-name="T358">in deze checklist door </text:span><text:span text:style-name="T359">boven</text:span><text:span text:style-name="T358">staande waarden.</text:span></text:p>
      <text:p text:style-name="P15"/>
      <text:p text:style-name="P2"><text:span text:style-name="Strong_20_Emphasis"><text:span text:style-name="T353"/></text:span></text:p>
      <text:p text:style-name="P35"><text:span text:style-name="Strong_20_Emphasis"><text:span text:style-name="T143"><draw:control text:anchor-type="as-char" draw:z-index="0" draw:name="Vorm1" draw:style-name="gr1" draw:text-style-name="P103" svg:width="0.35cm" svg:height="0.35cm" draw:control="control1"/></text:span></text:span><text:span text:style-name="Strong_20_Emphasis"><text:span text:style-name="T143"><text:s/><text:tab/></text:span></text:span><text:span text:style-name="T354">Nog niet op Linux?<text:tab/></text:span><text:span text:style-name="T382"></text:span><text:span text:style-name="T360"> </text:span><text:span text:style-name="T361">G</text:span><text:span text:style-name="T355">ebruik </text:span><text:span text:style-name="Strong_20_Emphasis"><text:span text:style-name="T409">Checklist migratie</text:span></text:span><text:span text:style-name="T3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6"> onder </text:span><text:span text:style-name="T366">Linux</text:span><text:span text:style-name="T357">.</text:span></text:p>
      <text:p text:style-name="P49"><text:span text:style-name="Strong_20_Emphasis"><text:span text:style-name="T143"><draw:control text:anchor-type="as-char" draw:z-index="33" draw:name="Vorm2" draw:style-name="gr1" draw:text-style-name="P103" svg:width="0.35cm" svg:height="0.35cm" draw:control="control34"/></text:span></text:span><text:span text:style-name="Strong_20_Emphasis"><text:span text:style-name="T143"><text:s/><text:tab/></text:span></text:span><text:span text:style-name="T362">Nieuwe installatie?<text:tab/></text:span><text:span text:style-name="T383"></text:span><text:span text:style-name="T365"><text:tab/></text:span><text:span text:style-name="T364">B</text:span><text:span text:style-name="T362">egin bij hoofdstuk </text:span><text:span text:style-name="T362"><text:bookmark-ref text:reference-format="page" text:ref-name="__RefNumPara__4009_1271708128">2</text:bookmark-ref></text:span><text:span text:style-name="T362"><text:s text:c="2"/></text:span><text:span text:style-name="T363"><text:bookmark-ref text:reference-format="text" text:ref-name="__RefNumPara__4009_1271708128">Installatie uitvoeren</text:bookmark-ref></text:span><text:span text:style-name="T363">.</text:span></text:p>
      <text:p text:style-name="P1"><text:span text:style-name="Strong_20_Emphasis"><text:span text:style-name="T352"/></text:span></text:p>
      <text:list xml:id="list1820958253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245709279632">
          <table:table-cell table:style-name="_31_._5f_Installatie_5f_voorbereiden.A1" office:value-type="string">
            <text:p text:style-name="P37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24570927988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103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91"><text:span text:style-name="T384">De </text:span><text:span text:style-name="T406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245709280144">
          <table:table-cell table:style-name="_31_._5f_Installatie_5f_voorberei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103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9"><text:span text:style-name="T492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/text:p>
            <text:p text:style-name="P79"><text:span text:style-name="User_20_Entry"><text:span text:style-name="T334"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</table:table-cell>
        </table:table-row>
        <table:table-row table:style-name="TableLine94245709280400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245709280656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9">Super</text:span></text:span><text:span text:style-name="Strong_20_Emphasis"><text:span text:style-name="T100">-toets</text:span></text:span><text:span text:style-name="Strong_20_Emphasis"><text:span text:style-name="T330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8">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100">.</text:span></text:span></text:p>
          </table:table-cell>
        </table:table-row>
        <table:table-row table:style-name="TableLine94245709280912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103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3">1</text:span></text:span><text:span text:style-name="Strong_20_Emphasis"><text:span text:style-name="T299"> - </text:span></text:span><text:span text:style-name="Strong_20_Emphasis"><text:span text:style-name="T300">In</text:span></text:span><text:span text:style-name="Strong_20_Emphasis"><text:span text:style-name="T306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24570928116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103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4">Volg de aanwijzingen op het scherm.</text:span></text:span></text:p>
          </table:table-cell>
        </table:table-row>
        <table:table-row table:style-name="TableLine94245709281424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245709281680">
          <table:table-cell table:style-name="_31_._5f_Installatie_5f_voorbereiden.A1" office:value-type="string">
            <text:p text:style-name="P85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103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9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1"> </text:span></text:span><text:span text:style-name="Strong_20_Emphasis"><text:span text:style-name="T187">Ins</text:span></text:span><text:span text:style-name="Strong_20_Emphasis"><text:span text:style-name="T188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5">kies <text:line-break/></text:span></text:span><text:span text:style-name="User_20_Entry"><text:span text:style-name="T207">5</text:span></text:span><text:span text:style-name="User_20_Entry"><text:span text:style-name="T208"> -</text:span></text:span><text:span text:style-name="User_20_Entry"><text:span text:style-name="T209"> </text:span></text:span><text:span text:style-name="User_20_Entry"><text:span text:style-name="T207">Opdrachtenmenu</text:span></text:span><text:span text:style-name="User_20_Entry"><text:span text:style-name="T206"> en daarna </text:span></text:span><text:span text:style-name="User_20_Entry"><text:span text:style-name="T211">11</text:span></text:span><text:span text:style-name="User_20_Entry"><text:span text:style-name="T207"> - Instellijst</text:span></text:span><text:span text:style-name="User_20_Entry"><text:span text:style-name="T210"> </text:span></text:span><text:span text:style-name="User_20_Entry"><text:span text:style-name="T202">maken</text:span></text:span><text:span text:style-name="User_20_Entry"><text:span text:style-name="T205">.</text:span></text:span></text:p>
          </table:table-cell>
        </table:table-row>
      </table:table>
      <text:p text:style-name="P29"/>
      <text:list xml:id="list130941835962643" text:continue-numbering="true" text:style-name="L1">
        <text:list-item>
          <text:p text:style-name="P102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4570922649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103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2"><text:span text:style-name="T377">Start de computer op vanaf </text:span><text:span text:style-name="T378">een </text:span><text:span text:style-name="T378"><text:reference-ref text:reference-format="text" text:ref-name="Distributie">Debian</text:reference-ref></text:span><text:span text:style-name="T378"><text:s/></text:span><text:span text:style-name="T380">(</text:span><text:span text:style-name="T379">Live</text:span><text:span text:style-name="T224"><text:note text:id="ftn3" text:note-class="footnote"><text:note-citation>1</text:note-citation><text:note-body><text:p text:style-name="P86"><text:span text:style-name="T452">Vanaf ee</text:span>n Live <text:span text:style-name="T463">USB-stick of </text:span><text:span text:style-name="T393">CD</text:span><text:span text:style-name="T6"> </text:span>kunt <text:span text:style-name="T452">u opstarten en</text:span> met <text:reference-ref text:reference-format="text" text:ref-name="Distributie">Debian</text:reference-ref><text:s/>werken zonder deze te installeren.</text:p></text:note-body></text:note></text:span><text:span text:style-name="T226">)</text:span><text:span text:style-name="T379"> </text:span><text:span text:style-name="T379"><text:reference-ref text:reference-format="text" text:ref-name="Versie">10</text:reference-ref></text:span><text:span text:style-name="T219"><text:s/></text:span><text:span text:style-name="T223">GNOME</text:span><text:span text:style-name="T219"> </text:span><text:span text:style-name="T222">USB-stick</text:span><text:span text:style-name="T222"><text:note text:id="ftn4" text:note-class="footnote"><text:note-citation>2</text:note-citation><text:note-body><text:p text:style-name="P93">Downloa<text:span text:style-name="T483">d</text:span><text:span text:style-name="T479"> </text:span><text:span text:style-name="T395">e</text:span><text:span text:style-name="T486">e</text:span><text:span text:style-name="T488">n</text:span><text:span text:style-name="T486"> </text:span><text:span text:style-name="T483">Netwerk installer </text:span><text:span text:style-name="T479">CD</text:span><text:span text:style-name="T483"> vanaf</text:span><text:span text:style-name="Strong_20_Emphasis"><text:span text:style-name="T231"> </text:span></text:span><text:a xlink:type="simple" xlink:href="https://debian.org/" text:style-name="Internet_20_link" text:visited-style-name="Visited_20_Internet_20_Link"><text:span text:style-name="Internet_20_link"><text:span text:style-name="T410">debian.org</text:span></text:span></text:a><text:span text:style-name="Strong_20_Emphasis"><text:span text:style-name="T232"> </text:span></text:span><text:span text:style-name="Strong_20_Emphasis"><text:span text:style-name="T234">(klik op de knop </text:span></text:span><text:span text:style-name="Strong_20_Emphasis"><text:span text:style-name="T262">Download</text:span></text:span><text:span text:style-name="Strong_20_Emphasis"><text:span text:style-name="T234">) </text:span></text:span><text:span text:style-name="Strong_20_Emphasis"><text:span text:style-name="T233">of <text:line-break/></text:span></text:span><text:span text:style-name="Strong_20_Emphasis"><text:span text:style-name="T248">download </text:span></text:span><text:span text:style-name="Strong_20_Emphasis"><text:span text:style-name="T258">e</text:span></text:span><text:span text:style-name="Strong_20_Emphasis"><text:span text:style-name="T249">e</text:span></text:span><text:span text:style-name="Strong_20_Emphasis"><text:span text:style-name="T253">n</text:span></text:span><text:span text:style-name="Strong_20_Emphasis"><text:span text:style-name="T249"> </text:span></text:span><text:span text:style-name="T478">Live CD </text:span><text:span text:style-name="T483">vanaf</text:span><text:span text:style-name="Strong_20_Emphasis"><text:span text:style-name="T228"> </text:span></text:span><text:a xlink:type="simple" xlink:href="https://debian.org/CD/live/" text:style-name="Internet_20_link" text:visited-style-name="Visited_20_Internet_20_Link"><text:span text:style-name="Internet_20_link"><text:span text:style-name="T411">debian.org/CD/live</text:span></text:span></text:a><text:span text:style-name="Strong_20_Emphasis"><text:span text:style-name="T232"> </text:span></text:span><text:span text:style-name="Strong_20_Emphasis"><text:span text:style-name="T241">(</text:span></text:span><text:span text:style-name="Strong_20_Emphasis"><text:span text:style-name="T251">kies </text:span></text:span><text:span text:style-name="Strong_20_Emphasis"><text:span text:style-name="T241">debian-</text:span></text:span><text:span text:style-name="Strong_20_Emphasis"><text:span text:style-name="T247">live-</text:span></text:span><text:span text:style-name="Strong_20_Emphasis"><text:span text:style-name="T241">...-gnome.iso), </text:span></text:span><text:span text:style-name="Strong_20_Emphasis"><text:span text:style-name="T249">of</text:span></text:span></text:p><text:p text:style-name="P94"><text:span text:style-name="Strong_20_Emphasis"><text:span text:style-name="T227"><text:tab/>dow</text:span></text:span><text:span text:style-name="Strong_20_Emphasis"><text:span text:style-name="T249">nload </text:span></text:span><text:span text:style-name="Strong_20_Emphasis"><text:span text:style-name="T258">e</text:span></text:span><text:span text:style-name="Strong_20_Emphasis"><text:span text:style-name="T252">e</text:span></text:span><text:span text:style-name="Strong_20_Emphasis"><text:span text:style-name="T253">n</text:span></text:span><text:span text:style-name="Strong_20_Emphasis"><text:span text:style-name="T266"> </text:span></text:span><text:span text:style-name="Strong_20_Emphasis"><text:span text:style-name="T249">Live CD </text:span></text:span><text:span text:style-name="Strong_20_Emphasis"><text:span text:style-name="T257">met</text:span></text:span><text:span text:style-name="Strong_20_Emphasis"><text:span text:style-name="T249"> firmwarebestanden</text:span></text:span><text:span text:style-name="Strong_20_Emphasis"><text:span text:style-name="T331"><text:note-ref text:note-class="footnote" text:reference-format="text" text:ref-name="ftn6">4</text:note-ref></text:span></text:span><text:span text:style-name="Strong_20_Emphasis"><text:span text:style-name="T333"> </text:span></text:span><text:span text:style-name="Strong_20_Emphasis"><text:span text:style-name="T249">(</text:span></text:span><text:span text:style-name="Strong_20_Emphasis"><text:span text:style-name="T254">kies </text:span></text:span><text:span text:style-name="Strong_20_Emphasis"><text:span text:style-name="T249">debian-</text:span></text:span><text:span text:style-name="Strong_20_Emphasis"><text:span text:style-name="T254">live-</text:span></text:span><text:span text:style-name="Strong_20_Emphasis"><text:span text:style-name="T241">...-gnome</text:span></text:span><text:span text:style-name="Strong_20_Emphasis"><text:span text:style-name="T249">+non-fre</text:span></text:span><text:span text:style-name="Strong_20_Emphasis"><text:span text:style-name="T250">e</text:span></text:span><text:span text:style-name="Strong_20_Emphasis"><text:span text:style-name="T249">.iso), </text:span></text:span><text:span text:style-name="Strong_20_Emphasis"><text:span text:style-name="T227">e</text:span></text:span><text:span text:style-name="Strong_20_Emphasis"><text:span text:style-name="T230">n</text:span></text:span></text:p><text:p text:style-name="P94"><text:span text:style-name="Strong_20_Emphasis"><text:span text:style-name="T230"><text:tab/></text:span></text:span>plaats een USB-stick <text:span text:style-name="T489">van </text:span>min<text:span text:style-name="T490">imaal</text:span> 4 GB.</text:p><text:p text:style-name="P90"><text:tab/><text:span text:style-name="Strong_20_Emphasis"><text:span text:style-name="T256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82">etcher.io</text:span></text:span></text:a><text:span text:style-name="Strong_20_Emphasis"><text:span text:style-name="T239">) </text:span></text:span><text:span text:style-name="Strong_20_Emphasis"><text:span text:style-name="T246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2"> is</text:span></text:span><text:span text:style-name="Strong_20_Emphasis"><text:span text:style-name="T239"> </text:span></text:span><text:span text:style-name="Strong_20_Emphasis"><text:span text:style-name="T235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0">.</text:span></text:span></text:p></text:note-body></text:note></text:span><text:span text:style-name="T222"> </text:span><text:span text:style-name="T225">of</text:span><text:span text:style-name="T222"> </text:span><text:span text:style-name="T216">C</text:span><text:span text:style-name="T222">D</text:span><text:span text:style-name="T22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9">.</text:span></text:p>
            <text:p text:style-name="P39"><text:span text:style-name="T220">Opstartmenu/</text:span><text:span text:style-name="T221">boot menu</text:span><text:span text:style-name="T220"> </text:span><text:span text:style-name="T219">via </text:span><text:span text:style-name="Definition"><text:span text:style-name="T451">opstartmenu</text:span></text:span><text:span text:style-name="T219">, </text:span><text:span text:style-name="T220">instellingen/</text:span><text:span text:style-name="T221">setup</text:span><text:span text:style-name="T219"> via </text:span><text:span text:style-name="Definition"><text:span text:style-name="T451">instellingen</text:span></text:span><text:span text:style-name="T219">.</text:span></text:p>
          </table:table-cell>
        </table:table-row>
        <table:table-row table:style-name="TableLine9424570950961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103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6">Graphical </text:span></text:span><text:span text:style-name="Strong_20_Emphasis"><text:span text:style-name="T197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5">Enter</text:span></text:span><text:span text:style-name="Strong_20_Emphasis"><text:span text:style-name="T128">-toets.</text:span></text:span></text:p>
          </table:table-cell>
        </table:table-row>
        <table:table-row table:style-name="TableLine942457095784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9">S</text:span></text:span><text:span text:style-name="Strong_20_Emphasis"><text:span text:style-name="T269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9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9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245709579232">
          <table:table-cell table:style-name="_32_._5f_Installatie_5f_uitvoeren.A1" office:value-type="string">
            <text:p text:style-name="P50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6"> </text:span></text:span><text:span text:style-name="Strong_20_Emphasis"><text:span text:style-name="T311">Volgende.</text:span></text:span></text:p>
          </table:table-cell>
        </table:table-row>
        <table:table-row table:style-name="TableLine94245709579488">
          <table:table-cell table:style-name="_32_._5f_Installatie_5f_uitvoeren.A1" office:value-type="string">
            <text:p text:style-name="P74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103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1">H</text:span></text:span><text:span text:style-name="Strong_20_Emphasis"><text:span text:style-name="T276">et t</text:span></text:span><text:span text:style-name="Strong_20_Emphasis"><text:span text:style-name="T275">oetsenbord </text:span></text:span><text:span text:style-name="Strong_20_Emphasis"><text:span text:style-name="T276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4">te gebruiken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3">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72">.</text:span></text:span></text:p>
          </table:table-cell>
        </table:table-row>
        <table:table-row table:style-name="TableLine9424570957974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103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4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9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92"><text:span text:style-name="T394">R</text:span><text:span text:style-name="T484">aadpleeg </text:span><text:a xlink:type="simple" xlink:href="https://wiki.debian.org/Firmware" text:style-name="Internet_20_link" text:visited-style-name="Visited_20_Internet_20_Link"><text:span text:style-name="T466">wiki.debian.org/Firmware</text:span></text:a> <text:span text:style-name="T485">voor firmwarebestanden </text:span><text:span text:style-name="T491">voor, </text:span><text:span text:style-name="T485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9">Nee</text:span></text:span><text:span text:style-name="Strong_20_Emphasis"><text:span text:style-name="T138"> om dit later op te lossen</text:span></text:span><text:span text:style-name="Strong_20_Emphasis"><text:span text:style-name="T331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24570958000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103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0">H</text:span></text:span><text:span text:style-name="Strong_20_Emphasis"><text:span text:style-name="T270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1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24570958025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103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de volledige naam van de nieuwe gebruiker</text:span></text:span><text:span text:style-name="Strong_20_Emphasis"><text:span text:style-name="T272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245709580512">
          <table:table-cell table:style-name="_32_._5f_Installatie_5f_uitvoeren.A1" office:value-type="string">
            <text:p text:style-name="P63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103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</text:span></text:span><text:span text:style-name="Strong_20_Emphasis"><text:span text:style-name="T313">het wachtwoord voor de nieuwe gebruiker</text:span></text:span><text:span text:style-name="Strong_20_Emphasis"><text:span text:style-name="T272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24570958076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103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6">bij</text:span></text:span><text:span text:style-name="Strong_20_Emphasis"><text:span text:style-name="T287"> </text:span></text:span><text:span text:style-name="Strong_20_Emphasis"><text:span text:style-name="T314">Schijfindelingsmethode</text:span></text:span><text:span text:style-name="Strong_20_Emphasis"><text:span text:style-name="T268"> </text:span></text:span><text:span text:style-name="Strong_20_Emphasis"><text:span text:style-name="T62">wordt </text:span></text:span><text:span text:style-name="Strong_20_Emphasis"><text:span text:style-name="T204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2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2">Volgende</text:span></text:span><text:span text:style-name="Strong_20_Emphasis"><text:span text:style-name="T62">.</text:span></text:span></text:p>
          </table:table-cell>
        </table:table-row>
        <table:table-row table:style-name="TableLine94245709581024">
          <table:table-cell table:style-name="_32_._5f_Installatie_5f_uitvoeren.A1" office:value-type="string">
            <text:p text:style-name="P72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103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288">en </text:span></text:span><text:span text:style-name="Strong_20_Emphasis"><text:span text:style-name="T316">Data … wordt gewist</text:span></text:span><text:span text:style-name="Strong_20_Emphasis"><text:span text:style-name="T288"> klik </text:span></text:span><text:span text:style-name="Strong_20_Emphasis"><text:span text:style-name="T289">evt. </text:span></text:span><text:span text:style-name="Strong_20_Emphasis"><text:span text:style-name="T288">op </text:span></text:span><text:span text:style-name="Strong_20_Emphasis"><text:span text:style-name="T200">Annuleren</text:span></text:span><text:span text:style-name="Strong_20_Emphasis"><text:span text:style-name="T23">.</text:span></text:span></text:p>
          </table:table-cell>
        </table:table-row>
        <table:table-row table:style-name="TableLine9424570958128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103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3">Wacht</text:span></text:span><text:span text:style-name="Strong_20_Emphasis"><text:span text:style-name="T201">woord </text:span></text:span><text:span text:style-name="Strong_20_Emphasis"><text:span text:style-name="T193">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8">Volgende</text:span></text:span><text:span text:style-name="Strong_20_Emphasis"><text:span text:style-name="T132">.</text:span></text:span></text:p>
          </table:table-cell>
        </table:table-row>
        <table:table-row table:style-name="TableLine94245709581536">
          <table:table-cell table:style-name="_32_._5f_Installatie_5f_uitvoeren.A1" office:value-type="string">
            <text:p text:style-name="P77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103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7">met</text:span></text:span><text:span text:style-name="Strong_20_Emphasis"><text:span text:style-name="T30"> </text:span></text:span><text:span text:style-name="Strong_20_Emphasis"><text:span text:style-name="T315">Wilt u deze aanpassingen wegschrijven naar de schijven?</text:span></text:span><text:span text:style-name="Strong_20_Emphasis"><text:span text:style-name="T268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4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8">V</text:span></text:span><text:span text:style-name="Strong_20_Emphasis"><text:span text:style-name="T172">olgende</text:span></text:span><text:span text:style-name="Strong_20_Emphasis"><text:span text:style-name="T23">.</text:span></text:span></text:p>
          </table:table-cell>
        </table:table-row>
        <table:table-row table:style-name="TableLine94245709581792">
          <table:table-cell table:style-name="_32_._5f_Installatie_5f_uitvoeren.A1" office:value-type="string">
            <text:p text:style-name="P76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103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87">Als</text:span> het scherm <text:span text:style-name="T459">Software-selectie</text:span> verschijnt, <text:span text:style-name="T462">dat is als de Netwerk installer CD wordt gebruikt</text:span>, klik <text:span text:style-name="T480">in keuzevak </text:span>voor <text:span text:style-name="T459">GNOME</text:span> en klik op <text:span text:style-name="T459">Volgende</text:span>.</text:p>
          </table:table-cell>
        </table:table-row>
        <table:table-row table:style-name="TableLine9424570958204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103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5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8">Apparaat waarop de opstartlader geïnstalleerd wordt</text:span></text:span><text:span text:style-name="Strong_20_Emphasis"><text:span text:style-name="T69"> selecteer </text:span></text:span><text:span text:style-name="Strong_20_Emphasis"><text:span text:style-name="T195">/dev/...</text:span></text:span><text:span text:style-name="Strong_20_Emphasis"><text:span text:style-name="T69"> en klik op </text:span></text:span><text:span text:style-name="Strong_20_Emphasis"><text:span text:style-name="T195">Volgende</text:span></text:span><text:span text:style-name="Strong_20_Emphasis"><text:span text:style-name="T69">.</text:span></text:span></text:p>
          </table:table-cell>
        </table:table-row>
        <table:table-row table:style-name="TableLine942457095823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4570958256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103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2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5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147"/></text:span></text:p>
      <text:list xml:id="list130941439058448" text:continue-numbering="true" text:style-name="L1">
        <text:list-item>
          <text:p text:style-name="P99"><text:span text:style-name="Strong_20_Emphasis"><text:span text:style-name="T277">Installatie </text:span></text:span><text:span text:style-name="Strong_20_Emphasis"><text:span text:style-name="T278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4570941670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10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9">Enter</text:span></text:span><text:span text:style-name="Strong_20_Emphasis"><text:span text:style-name="T56">-toets.</text:span></text:span></text:p>
          </table:table-cell>
        </table:table-row>
        <table:table-row table:style-name="TableLine94245709572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4570949726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103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245709645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9"/></text:span></text:p>
          </table:table-cell>
        </table:table-row>
        <table:table-row table:style-name="TableLine9424570975771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103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88"><text:span text:style-name="T384">De </text:span><text:span text:style-name="T406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0">geb</text:span></text:span><text:span text:style-name="Strong_20_Emphasis"><text:span text:style-name="T181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9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10">Gebruikers</text:span></text:span><text:span text:style-name="Strong_20_Emphasis"><text:span text:style-name="T112">.</text:span></text:span></text:p>
          </table:table-cell>
        </table:table-row>
        <table:table-row table:style-name="TableLine9424570975830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103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9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2">Gebruik</text:span></text:span><text:span text:style-name="Strong_20_Emphasis"><text:span text:style-name="T303">er</text:span></text:span><text:span text:style-name="Strong_20_Emphasis"><text:span text:style-name="T302"> toevoegen</text:span></text:span><text:span text:style-name="Strong_20_Emphasis"><text:span text:style-name="T124">.</text:span></text:span></text:p>
          </table:table-cell>
        </table:table-row>
        <table:table-row table:style-name="TableLine94245709782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0978240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103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sof</text:span></text:span><text:span text:style-name="Strong_20_Emphasis"><text:span text:style-name="T185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1">Software</text:span></text:span><text:span text:style-name="Strong_20_Emphasis"><text:span text:style-name="T90">.</text:span></text:span></text:p>
          </table:table-cell>
        </table:table-row>
        <table:table-row table:style-name="TableLine9424570978265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10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2">Klik op </text:span><text:span text:style-name="T375">Updates</text:span><text:span text:style-name="T373"> en a</text:span><text:span text:style-name="T371">ls</text:span><text:span text:style-name="T367"> </text:span><text:span text:style-name="T368">er </text:span><text:span text:style-name="T367">updates beschikbaar zijn, k</text:span><text:span text:style-name="T369">lik op </text:span><text:span text:style-name="Strong_20_Emphasis"><text:span text:style-name="T381">Downloaden</text:span></text:span><text:span text:style-name="T369"> </text:span><text:span text:style-name="T374">en vervolgens op </text:span><text:span text:style-name="T376">Herstarten &amp; bijwerken</text:span><text:span text:style-name="T374">.</text:span></text:p>
          </table:table-cell>
        </table:table-row>
        <table:table-row table:style-name="TableLine9424570978291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103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0">A</text:span><text:span text:style-name="T461">anmelden als </text:span><text:span text:style-name="Definition"><text:span text:style-name="T8">gebruiker</text:span></text:span>.</text:p>
          </table:table-cell>
        </table:table-row>
        <table:table-row table:style-name="TableLine942457097831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09783648">
          <table:table-cell table:style-name="_33_._5f_Installatie_5f_afron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103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115">. </text:span></text:span></text:p>
          </table:table-cell>
        </table:table-row>
        <table:table-row table:style-name="TableLine94245709784240">
          <table:table-cell table:style-name="_33_._5f_Installatie_5f_afron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103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8"><text:span text:style-name="T492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text:span text:style-name="User_20_Entry"><text:span text:style-name="T334"><text:line-break/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</table:table-cell>
        </table:table-row>
        <table:table-row table:style-name="TableLine9424570978483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0978542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103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24570978601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10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4">3 -</text:span></text:span><text:span text:style-name="Strong_20_Emphasis"><text:span text:style-name="T267"> </text:span></text:span><text:span text:style-name="Strong_20_Emphasis"><text:span text:style-name="T290">Installatie</text:span></text:span><text:span text:style-name="Strong_20_Emphasis"><text:span text:style-name="T291"> </text:span></text:span><text:span text:style-name="Strong_20_Emphasis"><text:span text:style-name="T292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24570978660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4">Volg de aanwijzingen op het scherm.</text:span></text:span></text:p>
          </table:table-cell>
        </table:table-row>
        <table:table-row table:style-name="TableLine94245709787200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245709787792">
          <table:table-cell table:style-name="_33_._5f_Installatie_5f_afronden.A1" office:value-type="string">
            <text:p text:style-name="P80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103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3"><text:span text:style-name="T494">De installatie kan nagelopen worden aan de hand van </text:span><text:span text:style-name="T497">een </text:span><text:span text:style-name="T494">bestand</text:span><text:span text:style-name="T493"><text:note text:id="ftn8" text:note-class="footnote"><text:note-citation>2</text:note-citation><text:note-body><text:p text:style-name="P96"><text:span text:style-name="T457">In map </text:span><text:span text:style-name="T454">/usr/local/etc </text:span><text:span text:style-name="T457">bevat </text:span><text:span text:style-name="T404">b</text:span><text:span text:style-name="T454">estand kz_install</text:span><text:span text:style-name="T405">_</text:span><text:span text:style-name="T403">applist</text:span><text:span text:style-name="T454"> </text:span><text:span text:style-name="T455">eerder geïnstalleerde apps</text:span><text:span text:style-name="T456">.</text:span></text:p></text:note-body></text:note></text:span><text:span text:style-name="T494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1"/></text:span></text:p>
      <text:p text:style-name="P42"><text:span text:style-name="Strong_20_Emphasis"><text:span text:style-name="T74"/></text:span></text:p>
      <text:list xml:id="list130941671221871" text:continue-numbering="true" text:style-name="L1">
        <text:list-item>
          <text:p text:style-name="P100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4570974772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103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7"><text:span text:style-name="T458">Na aanmelden als </text:span><text:span text:style-name="Definition"><text:span text:style-name="T467">2</text:span></text:span><text:span text:style-name="Definition"><text:span text:style-name="T496">e</text:span></text:span><text:span text:style-name="Definition"><text:span text:style-name="T467"> </text:span></text:span><text:span text:style-name="Definition"><text:span text:style-name="T468">gebruiker</text:span></text:span><text:span text:style-name="T458">, </text:span><text:span text:style-name="T481">zoek en </text:span><text:span text:style-name="T458">start</text:span><text:span text:style-name="T465"> </text:span><text:span text:style-name="T464">In</text:span><text:span text:style-name="T460">stallatiemenu</text:span><text:span text:style-name="Strong_20_Emphasis"><text:span text:style-name="T318"> </text:span></text:span><text:span text:style-name="T458">en </text:span><text:span text:style-name="User_20_Entry"><text:span text:style-name="T263">kies </text:span></text:span><text:span text:style-name="User_20_Entry"><text:span text:style-name="T265">4 -</text:span></text:span><text:span text:style-name="User_20_Entry"><text:span text:style-name="T263"> </text:span></text:span><text:span text:style-name="User_20_Entry"><text:span text:style-name="T264">Gebruiker inrichten</text:span></text:span><text:span text:style-name="User_20_Entry"><text:span text:style-name="T263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6">Installatiemenu</text:span></text:span><text:span text:style-name="Strong_20_Emphasis"><text:span text:style-name="T318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4">4 -</text:span></text:span><text:span text:style-name="Strong_20_Emphasis"><text:span text:style-name="T267"> </text:span></text:span><text:span text:style-name="T307">Gebruiker inrichten</text:span><text:span text:style-name="Strong_20_Emphasis"><text:span text:style-name="T77">.</text:span></text:span></text:p>
          </table:table-cell>
        </table:table-row>
        <table:table-row table:style-name="TableLine9424570991844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103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53">Volg de aanwijzingen op het scherm.</text:span></text:span></text:p>
          </table:table-cell>
        </table:table-row>
        <table:table-row table:style-name="TableLine9424571000459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245710005184">
          <table:table-cell table:style-name="Tabel2.A1" office:value-type="string">
            <text:p text:style-name="P81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103" svg:width="0.35cm" svg:height="0.35cm" draw:control="control54"/></text:span></text:span></text:p>
          </table:table-cell>
          <table:table-cell table:style-name="Tabel2.A1" office:value-type="string">
            <text:p text:style-name="P84"><text:span text:style-name="T407">Het</text:span><text:span text:style-name="T494"> </text:span><text:span text:style-name="T408">inrichten </text:span><text:span text:style-name="T494">kan nagelopen worden aan de hand van bestanden</text:span><text:span text:style-name="T493"><text:note text:id="ftn10" text:note-class="footnote"><text:note-citation>2</text:note-citation><text:note-body><text:p text:style-name="P95"><text:span text:style-name="T402">I</text:span><text:span text:style-name="T398">n</text:span><text:span text:style-name="T399"> de Persoonlijke map </text:span><text:span text:style-name="T398">bevat </text:span><text:span text:style-name="T402">map </text:span><text:span text:style-name="T399">kz_setup_list</text:span><text:span text:style-name="T397">s </text:span><text:span text:style-name="T401">bestanden met</text:span><text:span text:style-name="T398"> </text:span><text:span text:style-name="T400">eerder gekozen gebruikersfoto, </text:span><text:span text:style-name="T399">bureaubladachtergrond, favorieten, en opdrachtgeschiedenis.</text:span></text:p></text:note-body></text:note></text:span><text:span text:style-name="T494"> aangemaakt in hoofdstuk 1 met keuze 1 - Installatie voorbereiden.</text:span></text:p>
          </table:table-cell>
        </table:table-row>
        <table:table-row table:style-name="TableLine94245709966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0996715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103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2">Herstart de computer.</text:span></text:span></text:p>
          </table:table-cell>
        </table:table-row>
        <table:table-row table:style-name="TableLine942457099677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0999948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2457100000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099945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103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0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2457099951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0999574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103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2">Maak een </text:span></text:span><text:span text:style-name="Strong_20_Emphasis"><text:span text:style-name="T284">back-up</text:span></text:span><text:span text:style-name="Strong_20_Emphasis"><text:span text:style-name="T282">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</text:span></text:span><text:span text:style-name="Strong_20_Emphasis"><text:span text:style-name="T297">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24570999211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103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24">K</text:span></text:span><text:span text:style-name="Strong_20_Emphasis"><text:span text:style-name="T282">ies</text:span></text:span><text:span text:style-name="Strong_20_Emphasis"><text:span text:style-name="T281"> </text:span></text:span><text:span text:style-name="Strong_20_Emphasis"><text:span text:style-name="T304">5 -</text:span></text:span><text:span text:style-name="T280"> </text:span><text:span text:style-name="T304">Opdrachtenmenu</text:span><text:span text:style-name="T282">, </text:span><text:span text:style-name="T328">kies</text:span><text:span text:style-name="T282"> </text:span><text:span text:style-name="T305">1 -</text:span><text:span text:style-name="T280"> </text:span><text:span text:style-name="T308">Back-up</text:span><text:span text:style-name="T305"> </text:span><text:span text:style-name="T308">maken</text:span><text:span text:style-name="T280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24570999270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103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9">Volg de aanwijzingen op het scherm.</text:span></text:span></text:p>
          </table:table-cell>
        </table:table-row>
        <table:table-row table:style-name="TableLine94245709993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0998710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103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82"> </text:span></text:span><text:span text:style-name="Strong_20_Emphasis"><text:span text:style-name="T283">in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7">res</text:span></text:span><text:span text:style-name="Strong_20_Emphasis"><text:span text:style-name="T186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8">Reservekopieën</text:span></text:span><text:span text:style-name="Strong_20_Emphasis"><text:span text:style-name="T87">.</text:span></text:span></text:p>
          </table:table-cell>
        </table:table-row>
        <table:table-row table:style-name="TableLine9424570998785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103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9">Volg de aanwijzingen op het scherm.</text:span></text:span></text:p>
          </table:table-cell>
        </table:table-row>
      </table:table>
      <text:p text:style-name="P17"><text:span text:style-name="Strong_20_Emphasis"><text:span text:style-name="T77"/></text:span></text:p>
      <text:p text:style-name="P47"/>
      <text:p text:style-name="P33"><text:span text:style-name="T345">De installatie van </text:span><text:span text:style-name="T345"><text:reference-ref text:reference-format="text" text:ref-name="Distributie">Debian</text:reference-ref></text:span><text:span text:style-name="T345"><text:s/></text:span><text:span text:style-name="T346"><text:reference-ref text:reference-format="text" text:ref-name="Versie">10</text:reference-ref></text:span><text:span text:style-name="T345"><text:s/></text:span><text:span text:style-name="T351">LTS </text:span><text:span text:style-name="T345"><text:reference-ref text:reference-format="text" text:ref-name="Editie">desktop</text:reference-ref></text:span><text:span text:style-name="T345"><text:s/>is voltooid.</text:span></text:p>
      <text:p text:style-name="P27"/>
      <text:p text:style-name="P26"><text:span text:style-name="T448">E</text:span><text:span text:style-name="T447">inde c</text:span><text:span text:style-name="T446">hecklist.</text:span></text:p>
      <text:p text:style-name="P28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72">Auteursrecht </text:span><text:span text:style-name="Strong_20_Emphasis"><text:span text:style-name="T471">© </text:span></text:span><text:span text:style-name="Strong_20_Emphasis"><text:span text:style-name="T470">2</text:span></text:span><text:span text:style-name="T472">020-</text:span><text:span text:style-name="T474">2021</text:span><text:span text:style-name="T472"> Karel Zimmer.</text:span></text:p>
      <text:p text:style-name="P9"/>
      <text:p text:style-name="P11"><text:span text:style-name="T473">Creative Commons Naamsvermelding-GelijkDelen Internationaal</text:span><text:span text:style-name="T475">-</text:span><text:span text:style-name="T47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7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20T13:09:41.223361613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3:09:41.137030904</dc:date>
    <meta:keyword>Installatie</meta:keyword>
    <meta:keyword>Checklist</meta:keyword>
    <meta:keyword>Linux</meta:keyword>
    <meta:editing-cycles>6308</meta:editing-cycles>
    <meta:editing-duration>P11DT3H8M5S</meta:editing-duration>
    <meta:print-date>2021-03-23T20:07:57.967210640</meta:print-date>
    <dc:creator>Karel Zimmer</dc:creator>
    <meta:document-statistic meta:table-count="4" meta:image-count="0" meta:object-count="0" meta:page-count="4" meta:paragraph-count="136" meta:word-count="1087" meta:character-count="7378" meta:non-whitespace-character-count="6301"/>
    <meta:user-defined meta:name="Info 1"/>
    <meta:user-defined meta:name="Info 2"/>
    <meta:user-defined meta:name="Info 3"/>
    <meta:user-defined meta:name="Info 4"/>
  </office:meta>
</office:document-meta>
</file>